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 </text:p>
          </table:table-cell>
          <table:table-cell table:style-name="Default" office:value-type="string">
            <text:p>data_naixement</text:p>
          </table:table-cell>
          <table:table-cell office:value-type="string">
            <text:p>cuidado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luis Homar</text:p>
          </table:table-cell>
          <table:table-cell office:value-type="date" office:date-value="2014-01-01">
            <text:p>01/01/14</text:p>
          </table:table-cell>
          <table:table-cell office:value-type="string">
            <text:p>45785485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lip Pou</text:p>
          </table:table-cell>
          <table:table-cell office:value-type="date" office:date-value="2013-05-05">
            <text:p>05/05/13</text:p>
          </table:table-cell>
          <table:table-cell office:value-type="string">
            <text:p>45785485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scar Llopis</text:p>
          </table:table-cell>
          <table:table-cell office:value-type="date" office:date-value="2014-06-12">
            <text:p>12/06/14</text:p>
          </table:table-cell>
          <table:table-cell office:value-type="string">
            <text:p>78458725h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nau Mas</text:p>
          </table:table-cell>
          <table:table-cell office:value-type="date" office:date-value="2015-01-24">
            <text:p>24/01/15</text:p>
          </table:table-cell>
          <table:table-cell office:value-type="string">
            <text:p>78458725h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ria Homar</text:p>
          </table:table-cell>
          <table:table-cell office:value-type="date" office:date-value="2011-10-23">
            <text:p>23/10/11</text:p>
          </table:table-cell>
          <table:table-cell office:value-type="string">
            <text:p>78523694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ria Parlon</text:p>
          </table:table-cell>
          <table:table-cell office:value-type="date" office:date-value="2012-11-21">
            <text:p>21/11/12</text:p>
          </table:table-cell>
          <table:table-cell office:value-type="string">
            <text:p>78523694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aac Munir</text:p>
          </table:table-cell>
          <table:table-cell office:value-type="date" office:date-value="2014-09-09">
            <text:p>09/09/14</text:p>
          </table:table-cell>
          <table:table-cell office:value-type="string">
            <text:p>12453625b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varo Arbeloa</text:p>
          </table:table-cell>
          <table:table-cell office:value-type="date" office:date-value="2012-07-15">
            <text:p>15/07/12</text:p>
          </table:table-cell>
          <table:table-cell office:value-type="string">
            <text:p>12453625b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e Montull</text:p>
          </table:table-cell>
          <table:table-cell office:value-type="date" office:date-value="2014-05-14">
            <text:p>14/05/14</text:p>
          </table:table-cell>
          <table:table-cell office:value-type="string">
            <text:p>45259635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smael Ortiz</text:p>
          </table:table-cell>
          <table:table-cell office:value-type="date" office:date-value="2013-04-17">
            <text:p>17/04/13</text:p>
          </table:table-cell>
          <table:table-cell office:value-type="string">
            <text:p>45259635n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/02/2017</text:date>, <text:time>15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8S</meta:editing-duration>
    <meta:editing-cycles>3</meta:editing-cycles>
    <meta:generator>OpenOffice/4.1.3$Win32 OpenOffice.org_project/413m1$Build-9783</meta:generator>
    <dc:date>2017-02-06T15:54:10.66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